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3"/>
    <style:style style:name="ce2" style:family="table-cell" style:parent-style-name="Default" style:data-style-name="N120"/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number-columns-repeated="3" table:default-cell-style-name="ce6"/>
        <table:table-column table:style-name="co1" table:default-cell-style-name="ce1"/>
        <table:table-column table:style-name="co1" table:number-columns-repeated="2" table:default-cell-style-name="ce6"/>
        <table:table-column table:style-name="co1" table:default-cell-style-name="Default"/>
        <table:table-row table:style-name="ro1">
          <table:table-cell table:number-columns-repeated="6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MEDIAS</text:p>
          </table:table-cell>
          <table:table-cell table:number-columns-repeated="5"/>
          <table:table-cell table:style-name="Default" table:number-columns-repeated="6"/>
          <table:table-cell/>
        </table:table-row>
        <table:table-row table:style-name="ro1">
          <table:table-cell table:number-columns-repeated="6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MSRS</text:p>
          </table:table-cell>
          <table:table-cell office:value-type="string" calcext:value-type="string">
            <text:p>MSIS</text:p>
          </table:table-cell>
          <table:table-cell office:value-type="string" calcext:value-type="string">
            <text:p>MSRP</text:p>
          </table:table-cell>
          <table:table-cell office:value-type="string" calcext:value-type="string">
            <text:p>MSIP</text:p>
          </table:table-cell>
          <table:table-cell/>
          <table:table-cell table:style-name="Default" office:value-type="string" calcext:value-type="string">
            <text:p>Tick</text:p>
          </table:table-cell>
          <table:table-cell table:style-name="Default" office:value-type="string" calcext:value-type="string">
            <text:p>T MSRS</text:p>
          </table:table-cell>
          <table:table-cell table:style-name="Default" office:value-type="string" calcext:value-type="string">
            <text:p>T MSIS</text:p>
          </table:table-cell>
          <table:table-cell table:style-name="Default" office:value-type="string" calcext:value-type="string">
            <text:p>Tamaño</text:p>
          </table:table-cell>
          <table:table-cell table:style-name="Default" office:value-type="string" calcext:value-type="string">
            <text:p>Dif. Relativa</text:p>
          </table:table-cell>
          <table:table-cell table:style-name="Default"/>
          <table:table-cell office:value-type="string" calcext:value-type="string">
            <text:p>Dif. Absoluta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005077" calcext:value-type="float">
            <text:p>0,005</text:p>
          </table:table-cell>
          <table:table-cell table:style-name="ce2" office:value-type="float" office:value="0.00915" calcext:value-type="float">
            <text:p>0,009</text:p>
          </table:table-cell>
          <table:table-cell table:style-name="ce2" office:value-type="float" office:value="0.216885" calcext:value-type="float">
            <text:p>0,217</text:p>
          </table:table-cell>
          <table:table-cell table:style-name="ce2" office:value-type="float" office:value="0.841835" calcext:value-type="float">
            <text:p>0,842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ce2" office:value-type="float" office:value="0.005077" calcext:value-type="float">
            <text:p>0,005</text:p>
          </table:table-cell>
          <table:table-cell table:style-name="ce2" office:value-type="float" office:value="0.00915" calcext:value-type="float">
            <text:p>0,009</text:p>
          </table:table-cell>
          <table:table-cell office:value-type="float" office:value="10" calcext:value-type="float">
            <text:p>10</text:p>
          </table:table-cell>
          <table:table-cell table:style-name="ce5" table:formula="of:=[.M5]/[.H5]" office:value-type="percentage" office:value="0.802245420523932" calcext:value-type="percentage">
            <text:p>80,22 %</text:p>
          </table:table-cell>
          <table:table-cell table:style-name="Default"/>
          <table:table-cell table:style-name="ce2" table:formula="of:=[.I5]-[.H5]" office:value-type="float" office:value="0.004073" calcext:value-type="float">
            <text:p>0,004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2" office:value-type="float" office:value="0.008083" calcext:value-type="float">
            <text:p>0,008</text:p>
          </table:table-cell>
          <table:table-cell table:style-name="ce2" office:value-type="float" office:value="0.012912" calcext:value-type="float">
            <text:p>0,013</text:p>
          </table:table-cell>
          <table:table-cell table:style-name="ce2" office:value-type="float" office:value="0.227145" calcext:value-type="float">
            <text:p>0,227</text:p>
          </table:table-cell>
          <table:table-cell table:style-name="ce2" office:value-type="float" office:value="0.653604" calcext:value-type="float">
            <text:p>0,654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ce2" office:value-type="float" office:value="0.008083" calcext:value-type="float">
            <text:p>0,008</text:p>
          </table:table-cell>
          <table:table-cell table:style-name="ce2" office:value-type="float" office:value="0.012912" calcext:value-type="float">
            <text:p>0,013</text:p>
          </table:table-cell>
          <table:table-cell office:value-type="float" office:value="45" calcext:value-type="float">
            <text:p>45</text:p>
          </table:table-cell>
          <table:table-cell table:style-name="ce5" table:formula="of:=[.M6]/[.H6]" office:value-type="percentage" office:value="0.597426698008165" calcext:value-type="percentage">
            <text:p>59,74 %</text:p>
          </table:table-cell>
          <table:table-cell table:style-name="Default"/>
          <table:table-cell table:style-name="ce2" table:formula="of:=[.I6]-[.H6]" office:value-type="float" office:value="0.004829" calcext:value-type="float">
            <text:p>0,005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2" office:value-type="float" office:value="0.006083" calcext:value-type="float">
            <text:p>0,006</text:p>
          </table:table-cell>
          <table:table-cell table:style-name="ce2" office:value-type="float" office:value="0.008731" calcext:value-type="float">
            <text:p>0,009</text:p>
          </table:table-cell>
          <table:table-cell table:style-name="ce2" office:value-type="float" office:value="0.23047" calcext:value-type="float">
            <text:p>0,230</text:p>
          </table:table-cell>
          <table:table-cell table:style-name="ce2" office:value-type="float" office:value="0.629164" calcext:value-type="float">
            <text:p>0,629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ce2" office:value-type="float" office:value="0.006083" calcext:value-type="float">
            <text:p>0,006</text:p>
          </table:table-cell>
          <table:table-cell table:style-name="ce2" office:value-type="float" office:value="0.008731" calcext:value-type="float">
            <text:p>0,009</text:p>
          </table:table-cell>
          <table:table-cell office:value-type="float" office:value="100" calcext:value-type="float">
            <text:p>100</text:p>
          </table:table-cell>
          <table:table-cell table:style-name="ce5" table:formula="of:=[.M7]/[.H7]" office:value-type="percentage" office:value="0.435311523919119" calcext:value-type="percentage">
            <text:p>43,53 %</text:p>
          </table:table-cell>
          <table:table-cell table:style-name="Default"/>
          <table:table-cell table:style-name="ce2" table:formula="of:=[.I7]-[.H7]" office:value-type="float" office:value="0.002648" calcext:value-type="float">
            <text:p>0,003</text:p>
          </table:table-cell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table:style-name="ce2" office:value-type="float" office:value="0.024033" calcext:value-type="float">
            <text:p>0,024</text:p>
          </table:table-cell>
          <table:table-cell table:style-name="ce2" office:value-type="float" office:value="0.02262" calcext:value-type="float">
            <text:p>0,023</text:p>
          </table:table-cell>
          <table:table-cell table:style-name="ce2" office:value-type="float" office:value="0.264775" calcext:value-type="float">
            <text:p>0,265</text:p>
          </table:table-cell>
          <table:table-cell table:style-name="ce2" office:value-type="float" office:value="0.70437" calcext:value-type="float">
            <text:p>0,704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ce2" office:value-type="float" office:value="0.024033" calcext:value-type="float">
            <text:p>0,024</text:p>
          </table:table-cell>
          <table:table-cell table:style-name="ce2" office:value-type="float" office:value="0.02262" calcext:value-type="float">
            <text:p>0,023</text:p>
          </table:table-cell>
          <table:table-cell office:value-type="float" office:value="450" calcext:value-type="float">
            <text:p>450</text:p>
          </table:table-cell>
          <table:table-cell table:style-name="ce5" table:formula="of:=[.M8]/[.H8]" office:value-type="percentage" office:value="-0.0587941580327049" calcext:value-type="percentage">
            <text:p>-5,88 %</text:p>
          </table:table-cell>
          <table:table-cell table:style-name="Default"/>
          <table:table-cell table:style-name="ce2" table:formula="of:=[.I8]-[.H8]" office:value-type="float" office:value="-0.001413" calcext:value-type="float">
            <text:p>-0,001</text:p>
          </table:table-cell>
        </table:table-row>
        <table:table-row table:style-name="ro1">
          <table:table-cell table:style-name="ce1" office:value-type="float" office:value="1000" calcext:value-type="float">
            <text:p>1.000</text:p>
          </table:table-cell>
          <table:table-cell table:style-name="ce2" office:value-type="float" office:value="0.053639" calcext:value-type="float">
            <text:p>0,054</text:p>
          </table:table-cell>
          <table:table-cell table:style-name="ce2" office:value-type="float" office:value="0.049075" calcext:value-type="float">
            <text:p>0,049</text:p>
          </table:table-cell>
          <table:table-cell table:style-name="ce2" office:value-type="float" office:value="0.329512" calcext:value-type="float">
            <text:p>0,330</text:p>
          </table:table-cell>
          <table:table-cell table:style-name="ce2" office:value-type="float" office:value="0.892856" calcext:value-type="float">
            <text:p>0,893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style-name="ce2" office:value-type="float" office:value="0.053639" calcext:value-type="float">
            <text:p>0,054</text:p>
          </table:table-cell>
          <table:table-cell table:style-name="ce2" office:value-type="float" office:value="0.049075" calcext:value-type="float">
            <text:p>0,049</text:p>
          </table:table-cell>
          <table:table-cell office:value-type="float" office:value="1000" calcext:value-type="float">
            <text:p>1.000</text:p>
          </table:table-cell>
          <table:table-cell table:style-name="ce5" table:formula="of:=[.M9]/[.H9]" office:value-type="percentage" office:value="-0.0850873431644885" calcext:value-type="percentage">
            <text:p>-8,51 %</text:p>
          </table:table-cell>
          <table:table-cell table:style-name="Default"/>
          <table:table-cell table:style-name="ce2" table:formula="of:=[.I9]-[.H9]" office:value-type="float" office:value="-0.004564" calcext:value-type="float">
            <text:p>-0,005</text:p>
          </table:table-cell>
        </table:table-row>
        <table:table-row table:style-name="ro1">
          <table:table-cell table:style-name="ce1" office:value-type="float" office:value="4500" calcext:value-type="float">
            <text:p>4.500</text:p>
          </table:table-cell>
          <table:table-cell table:style-name="ce2" office:value-type="float" office:value="0.27511" calcext:value-type="float">
            <text:p>0,275</text:p>
          </table:table-cell>
          <table:table-cell table:style-name="ce2" office:value-type="float" office:value="0.246779" calcext:value-type="float">
            <text:p>0,247</text:p>
          </table:table-cell>
          <table:table-cell table:style-name="ce2" office:value-type="float" office:value="0.529787" calcext:value-type="float">
            <text:p>0,530</text:p>
          </table:table-cell>
          <table:table-cell table:style-name="ce2" office:value-type="float" office:value="1.762039" calcext:value-type="float">
            <text:p>1,762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ce2" office:value-type="float" office:value="0.27511" calcext:value-type="float">
            <text:p>0,275</text:p>
          </table:table-cell>
          <table:table-cell table:style-name="ce2" office:value-type="float" office:value="0.246779" calcext:value-type="float">
            <text:p>0,247</text:p>
          </table:table-cell>
          <table:table-cell office:value-type="float" office:value="4500" calcext:value-type="float">
            <text:p>4.500</text:p>
          </table:table-cell>
          <table:table-cell table:style-name="ce5" table:formula="of:=[.M10]/[.H10]" office:value-type="percentage" office:value="-0.102980625931446" calcext:value-type="percentage">
            <text:p>-10,30 %</text:p>
          </table:table-cell>
          <table:table-cell table:style-name="Default"/>
          <table:table-cell table:style-name="ce2" table:formula="of:=[.I10]-[.H10]" office:value-type="float" office:value="-0.028331" calcext:value-type="float">
            <text:p>-0,028</text:p>
          </table:table-cell>
        </table:table-row>
        <table:table-row table:style-name="ro1">
          <table:table-cell table:style-name="ce1" office:value-type="float" office:value="10000" calcext:value-type="float">
            <text:p>10.000</text:p>
          </table:table-cell>
          <table:table-cell table:style-name="ce2" office:value-type="float" office:value="0.635981" calcext:value-type="float">
            <text:p>0,636</text:p>
          </table:table-cell>
          <table:table-cell table:style-name="ce2" office:value-type="float" office:value="0.59186" calcext:value-type="float">
            <text:p>0,592</text:p>
          </table:table-cell>
          <table:table-cell table:style-name="ce2" office:value-type="float" office:value="0.935739" calcext:value-type="float">
            <text:p>0,936</text:p>
          </table:table-cell>
          <table:table-cell table:style-name="ce2" office:value-type="float" office:value="3.203743" calcext:value-type="float">
            <text:p>3,204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table:style-name="ce2" office:value-type="float" office:value="0.635981" calcext:value-type="float">
            <text:p>0,636</text:p>
          </table:table-cell>
          <table:table-cell table:style-name="ce2" office:value-type="float" office:value="0.59186" calcext:value-type="float">
            <text:p>0,592</text:p>
          </table:table-cell>
          <table:table-cell office:value-type="float" office:value="10000" calcext:value-type="float">
            <text:p>10.000</text:p>
          </table:table-cell>
          <table:table-cell table:style-name="ce5" table:formula="of:=[.M11]/[.H11]" office:value-type="percentage" office:value="-0.0693747140244755" calcext:value-type="percentage">
            <text:p>-6,94 %</text:p>
          </table:table-cell>
          <table:table-cell table:style-name="Default"/>
          <table:table-cell table:style-name="ce2" table:formula="of:=[.I11]-[.H11]" office:value-type="float" office:value="-0.044121" calcext:value-type="float">
            <text:p>-0,044</text:p>
          </table:table-cell>
        </table:table-row>
        <table:table-row table:style-name="ro1">
          <table:table-cell table:style-name="ce1" office:value-type="float" office:value="45000" calcext:value-type="float">
            <text:p>45.000</text:p>
          </table:table-cell>
          <table:table-cell table:style-name="ce2" office:value-type="float" office:value="3.067068" calcext:value-type="float">
            <text:p>3,067</text:p>
          </table:table-cell>
          <table:table-cell table:style-name="ce2" office:value-type="float" office:value="2.774372" calcext:value-type="float">
            <text:p>2,774</text:p>
          </table:table-cell>
          <table:table-cell table:style-name="ce2" office:value-type="float" office:value="2.136791" calcext:value-type="float">
            <text:p>2,137</text:p>
          </table:table-cell>
          <table:table-cell table:style-name="ce2" office:value-type="float" office:value="13.042847" calcext:value-type="float">
            <text:p>13,043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ce2" office:value-type="float" office:value="3.067068" calcext:value-type="float">
            <text:p>3,067</text:p>
          </table:table-cell>
          <table:table-cell table:style-name="ce2" office:value-type="float" office:value="2.774372" calcext:value-type="float">
            <text:p>2,774</text:p>
          </table:table-cell>
          <table:table-cell office:value-type="float" office:value="45000" calcext:value-type="float">
            <text:p>45.000</text:p>
          </table:table-cell>
          <table:table-cell table:style-name="ce5" table:formula="of:=[.M12]/[.H12]" office:value-type="percentage" office:value="-0.0954318587002309" calcext:value-type="percentage">
            <text:p>-9,54 %</text:p>
          </table:table-cell>
          <table:table-cell table:style-name="Default"/>
          <table:table-cell table:style-name="ce2" table:formula="of:=[.I12]-[.H12]" office:value-type="float" office:value="-0.292696" calcext:value-type="float">
            <text:p>-0,293</text:p>
          </table:table-cell>
        </table:table-row>
        <table:table-row table:style-name="ro1">
          <table:table-cell table:style-name="ce1" office:value-type="float" office:value="100000" calcext:value-type="float">
            <text:p>100.000</text:p>
          </table:table-cell>
          <table:table-cell table:style-name="ce2" office:value-type="float" office:value="6.855085" calcext:value-type="float">
            <text:p>6,855</text:p>
          </table:table-cell>
          <table:table-cell table:style-name="ce2" office:value-type="float" office:value="6.301316" calcext:value-type="float">
            <text:p>6,301</text:p>
          </table:table-cell>
          <table:table-cell table:style-name="ce2" office:value-type="float" office:value="2.764591" calcext:value-type="float">
            <text:p>2,765</text:p>
          </table:table-cell>
          <table:table-cell table:style-name="ce2" office:value-type="float" office:value="33.803718" calcext:value-type="float">
            <text:p>33,804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style-name="ce2" office:value-type="float" office:value="6.855085" calcext:value-type="float">
            <text:p>6,855</text:p>
          </table:table-cell>
          <table:table-cell table:style-name="ce2" office:value-type="float" office:value="6.301316" calcext:value-type="float">
            <text:p>6,301</text:p>
          </table:table-cell>
          <table:table-cell office:value-type="float" office:value="100000" calcext:value-type="float">
            <text:p>100.000</text:p>
          </table:table-cell>
          <table:table-cell table:style-name="ce5" table:formula="of:=[.M13]/[.H13]" office:value-type="percentage" office:value="-0.0807822222481559" calcext:value-type="percentage">
            <text:p>-8,08 %</text:p>
          </table:table-cell>
          <table:table-cell table:style-name="Default"/>
          <table:table-cell table:style-name="ce2" table:formula="of:=[.I13]-[.H13]" office:value-type="float" office:value="-0.553769" calcext:value-type="float">
            <text:p>-0,554</text:p>
          </table:table-cell>
        </table:table-row>
        <table:table-row table:style-name="ro1">
          <table:table-cell table:style-name="ce1" office:value-type="float" office:value="450000" calcext:value-type="float">
            <text:p>450.000</text:p>
          </table:table-cell>
          <table:table-cell table:style-name="ce2" office:value-type="float" office:value="32.44136" calcext:value-type="float">
            <text:p>32,441</text:p>
          </table:table-cell>
          <table:table-cell table:style-name="ce2" office:value-type="float" office:value="30.048835" calcext:value-type="float">
            <text:p>30,049</text:p>
          </table:table-cell>
          <table:table-cell table:style-name="ce2" office:value-type="float" office:value="7.527241" calcext:value-type="float">
            <text:p>7,527</text:p>
          </table:table-cell>
          <table:table-cell table:style-name="ce2" office:value-type="float" office:value="134.608281" calcext:value-type="float">
            <text:p>134,608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ce2" office:value-type="float" office:value="32.44136" calcext:value-type="float">
            <text:p>32,441</text:p>
          </table:table-cell>
          <table:table-cell table:style-name="ce2" office:value-type="float" office:value="30.048835" calcext:value-type="float">
            <text:p>30,049</text:p>
          </table:table-cell>
          <table:table-cell office:value-type="float" office:value="450000" calcext:value-type="float">
            <text:p>450.000</text:p>
          </table:table-cell>
          <table:table-cell table:style-name="ce5" table:formula="of:=[.M14]/[.H14]" office:value-type="percentage" office:value="-0.0737492201313386" calcext:value-type="percentage">
            <text:p>-7,37 %</text:p>
          </table:table-cell>
          <table:table-cell table:style-name="Default"/>
          <table:table-cell table:style-name="ce2" table:formula="of:=[.I14]-[.H14]" office:value-type="float" office:value="-2.392525" calcext:value-type="float">
            <text:p>-2,393</text:p>
          </table:table-cell>
        </table:table-row>
        <table:table-row table:style-name="ro1">
          <table:table-cell table:style-name="ce1" office:value-type="float" office:value="1000000" calcext:value-type="float">
            <text:p>1.000.000</text:p>
          </table:table-cell>
          <table:table-cell table:style-name="ce2" office:value-type="float" office:value="74.76105" calcext:value-type="float">
            <text:p>74,761</text:p>
          </table:table-cell>
          <table:table-cell table:style-name="ce2" office:value-type="float" office:value="68.275014" calcext:value-type="float">
            <text:p>68,275</text:p>
          </table:table-cell>
          <table:table-cell table:style-name="ce2" office:value-type="float" office:value="14.576175" calcext:value-type="float">
            <text:p>14,576</text:p>
          </table:table-cell>
          <table:table-cell table:style-name="ce2" office:value-type="float" office:value="322.416377" calcext:value-type="float">
            <text:p>322,416</text:p>
          </table:table-cell>
          <table:table-cell/>
          <table:table-cell table:style-name="Default" office:value-type="float" office:value="11" calcext:value-type="float">
            <text:p>11</text:p>
          </table:table-cell>
          <table:table-cell table:style-name="ce2" office:value-type="float" office:value="74.76105" calcext:value-type="float">
            <text:p>74,761</text:p>
          </table:table-cell>
          <table:table-cell table:style-name="ce2" office:value-type="float" office:value="68.275014" calcext:value-type="float">
            <text:p>68,275</text:p>
          </table:table-cell>
          <table:table-cell office:value-type="float" office:value="1000000" calcext:value-type="float">
            <text:p>1.000.000</text:p>
          </table:table-cell>
          <table:table-cell table:style-name="ce5" table:formula="of:=[.M15]/[.H15]" office:value-type="percentage" office:value="-0.0867568874433947" calcext:value-type="percentage">
            <text:p>-8,68 %</text:p>
          </table:table-cell>
          <table:table-cell table:style-name="Default"/>
          <table:table-cell table:style-name="ce2" table:formula="of:=[.I15]-[.H15]" office:value-type="float" office:value="-6.486036" calcext:value-type="float">
            <text:p>-6,486</text:p>
          </table:table-cell>
        </table:table-row>
        <table:table-row table:style-name="ro1">
          <table:table-cell table:style-name="ce1" office:value-type="float" office:value="4500000" calcext:value-type="float">
            <text:p>4.500.000</text:p>
          </table:table-cell>
          <table:table-cell table:style-name="ce2" office:value-type="float" office:value="354.405025" calcext:value-type="float">
            <text:p>354,405</text:p>
          </table:table-cell>
          <table:table-cell table:style-name="ce2" office:value-type="float" office:value="332.042214" calcext:value-type="float">
            <text:p>332,042</text:p>
          </table:table-cell>
          <table:table-cell table:style-name="ce2" office:value-type="float" office:value="62.902795" calcext:value-type="float">
            <text:p>62,903</text:p>
          </table:table-cell>
          <table:table-cell table:style-name="ce2" office:value-type="float" office:value="1498.327204" calcext:value-type="float">
            <text:p>1.498,327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ce2" office:value-type="float" office:value="354.405025" calcext:value-type="float">
            <text:p>354,405</text:p>
          </table:table-cell>
          <table:table-cell table:style-name="ce2" office:value-type="float" office:value="332.042214" calcext:value-type="float">
            <text:p>332,042</text:p>
          </table:table-cell>
          <table:table-cell office:value-type="float" office:value="4500000" calcext:value-type="float">
            <text:p>4.500.000</text:p>
          </table:table-cell>
          <table:table-cell table:style-name="ce5" table:formula="of:=[.M16]/[.H16]" office:value-type="percentage" office:value="-0.0630995878232822" calcext:value-type="percentage">
            <text:p>-6,31 %</text:p>
          </table:table-cell>
          <table:table-cell table:style-name="Default"/>
          <table:table-cell table:style-name="ce2" table:formula="of:=[.I16]-[.H16]" office:value-type="float" office:value="-22.362811" calcext:value-type="float">
            <text:p>-22,363</text:p>
          </table:table-cell>
        </table:table-row>
        <table:table-row table:style-name="ro1">
          <table:table-cell table:style-name="ce1" office:value-type="float" office:value="10000000" calcext:value-type="float">
            <text:p>10.000.000</text:p>
          </table:table-cell>
          <table:table-cell table:style-name="ce2" office:value-type="float" office:value="804.11321" calcext:value-type="float">
            <text:p>804,113</text:p>
          </table:table-cell>
          <table:table-cell table:style-name="ce2" office:value-type="float" office:value="749.78452" calcext:value-type="float">
            <text:p>749,785</text:p>
          </table:table-cell>
          <table:table-cell table:style-name="ce2" office:value-type="float" office:value="142.320466" calcext:value-type="float">
            <text:p>142,320</text:p>
          </table:table-cell>
          <table:table-cell table:style-name="ce2" office:value-type="float" office:value="3200.823325" calcext:value-type="float">
            <text:p>3.200,823</text:p>
          </table:table-cell>
          <table:table-cell/>
          <table:table-cell table:style-name="Default" office:value-type="float" office:value="13" calcext:value-type="float">
            <text:p>13</text:p>
          </table:table-cell>
          <table:table-cell table:style-name="ce2" office:value-type="float" office:value="804.11321" calcext:value-type="float">
            <text:p>804,113</text:p>
          </table:table-cell>
          <table:table-cell table:style-name="ce2" office:value-type="float" office:value="749.78452" calcext:value-type="float">
            <text:p>749,785</text:p>
          </table:table-cell>
          <table:table-cell office:value-type="float" office:value="10000000" calcext:value-type="float">
            <text:p>10.000.000</text:p>
          </table:table-cell>
          <table:table-cell table:style-name="ce5" table:formula="of:=[.M17]/[.H17]" office:value-type="percentage" office:value="-0.0675634840024577" calcext:value-type="percentage">
            <text:p>-6,76 %</text:p>
          </table:table-cell>
          <table:table-cell table:style-name="Default"/>
          <table:table-cell table:style-name="ce2" table:formula="of:=[.I17]-[.H17]" office:value-type="float" office:value="-54.3286899999999" calcext:value-type="float">
            <text:p>-54,329</text:p>
          </table:table-cell>
        </table:table-row>
        <table:table-row table:style-name="ro1">
          <table:table-cell table:style-name="ce1" office:value-type="float" office:value="45000000" calcext:value-type="float">
            <text:p>45.000.000</text:p>
          </table:table-cell>
          <table:table-cell table:style-name="ce2" office:value-type="float" office:value="3825.092966" calcext:value-type="float">
            <text:p>3.825,093</text:p>
          </table:table-cell>
          <table:table-cell table:style-name="ce2" office:value-type="float" office:value="3570.820358" calcext:value-type="float">
            <text:p>3.570,820</text:p>
          </table:table-cell>
          <table:table-cell table:style-name="ce2" office:value-type="float" office:value="678.702275" calcext:value-type="float">
            <text:p>678,702</text:p>
          </table:table-cell>
          <table:table-cell table:style-name="ce2" office:value-type="float" office:value="15648.250731" calcext:value-type="float">
            <text:p>15.648,251</text:p>
          </table:table-cell>
          <table:table-cell/>
          <table:table-cell table:style-name="Default" office:value-type="float" office:value="14" calcext:value-type="float">
            <text:p>14</text:p>
          </table:table-cell>
          <table:table-cell table:style-name="ce2" office:value-type="float" office:value="3825.092966" calcext:value-type="float">
            <text:p>3.825,093</text:p>
          </table:table-cell>
          <table:table-cell table:style-name="ce2" office:value-type="float" office:value="3570.820358" calcext:value-type="float">
            <text:p>3.570,820</text:p>
          </table:table-cell>
          <table:table-cell office:value-type="float" office:value="45000000" calcext:value-type="float">
            <text:p>45.000.000</text:p>
          </table:table-cell>
          <table:table-cell table:style-name="ce5" table:formula="of:=[.M18]/[.H18]" office:value-type="percentage" office:value="-0.0664748831623561" calcext:value-type="percentage">
            <text:p>-6,65 %</text:p>
          </table:table-cell>
          <table:table-cell table:style-name="Default"/>
          <table:table-cell table:style-name="ce2" table:formula="of:=[.I18]-[.H18]" office:value-type="float" office:value="-254.272608" calcext:value-type="float">
            <text:p>-254,273</text:p>
          </table:table-cell>
        </table:table-row>
        <table:table-row table:style-name="ro1">
          <table:table-cell table:style-name="ce1" office:value-type="float" office:value="100000000" calcext:value-type="float">
            <text:p>100.000.000</text:p>
          </table:table-cell>
          <table:table-cell table:style-name="ce2" office:value-type="float" office:value="8534.542962" calcext:value-type="float">
            <text:p>8.534,543</text:p>
          </table:table-cell>
          <table:table-cell table:style-name="ce2" office:value-type="float" office:value="7889.013208" calcext:value-type="float">
            <text:p>7.889,013</text:p>
          </table:table-cell>
          <table:table-cell table:style-name="ce2" office:value-type="float" office:value="1535.20347" calcext:value-type="float">
            <text:p>1.535,203</text:p>
          </table:table-cell>
          <table:table-cell table:number-columns-repeated="2"/>
          <table:table-cell table:style-name="Default" office:value-type="float" office:value="15" calcext:value-type="float">
            <text:p>15</text:p>
          </table:table-cell>
          <table:table-cell table:style-name="ce2" office:value-type="float" office:value="8534.542962" calcext:value-type="float">
            <text:p>8.534,543</text:p>
          </table:table-cell>
          <table:table-cell table:style-name="ce2" office:value-type="float" office:value="7889.013208" calcext:value-type="float">
            <text:p>7.889,013</text:p>
          </table:table-cell>
          <table:table-cell office:value-type="float" office:value="100000000" calcext:value-type="float">
            <text:p>100.000.000</text:p>
          </table:table-cell>
          <table:table-cell table:style-name="ce5" table:formula="of:=[.M19]/[.H19]" office:value-type="percentage" office:value="-0.0756372962060437" calcext:value-type="percentage">
            <text:p>-7,56 %</text:p>
          </table:table-cell>
          <table:table-cell table:style-name="Default"/>
          <table:table-cell table:style-name="ce2" table:formula="of:=[.I19]-[.H19]" office:value-type="float" office:value="-645.529753999999" calcext:value-type="float">
            <text:p>-645,530</text:p>
          </table:table-cell>
        </table:table-row>
        <table:table-row table:style-name="ro1">
          <table:table-cell table:number-columns-repeated="6"/>
          <table:table-cell table:style-name="Default" table:number-columns-repeated="6"/>
          <table:table-cell/>
        </table:table-row>
        <table:table-row table:style-name="ro1" table:number-rows-repeated="9">
          <table:table-cell table:number-columns-repeated="8"/>
          <table:table-cell table:style-name="ce7"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MSRS</text:p>
          </table:table-cell>
          <table:table-cell office:value-type="string" calcext:value-type="string">
            <text:p>MSIS</text:p>
          </table:table-cell>
          <table:table-cell office:value-type="string" calcext:value-type="string">
            <text:p>MSRP</text:p>
          </table:table-cell>
          <table:table-cell office:value-type="string" calcext:value-type="string">
            <text:p>MSIP</text:p>
          </table:table-cell>
          <table:table-cell table:number-columns-repeated="3"/>
          <table:table-cell table:style-name="ce7"/>
          <table:table-cell table:style-name="Default" office:value-type="string" calcext:value-type="string">
            <text:p>Tamaño</text:p>
          </table:table-cell>
          <table:table-cell table:style-name="Default" office:value-type="string" calcext:value-type="string">
            <text:p>MSRS</text:p>
          </table:table-cell>
          <table:table-cell table:number-columns-repeated="2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27511" calcext:value-type="float">
            <text:p>0,27511</text:p>
          </table:table-cell>
          <table:table-cell office:value-type="float" office:value="0.246779" calcext:value-type="float">
            <text:p>0,246779</text:p>
          </table:table-cell>
          <table:table-cell office:value-type="float" office:value="0.529787" calcext:value-type="float">
            <text:p>0,529787</text:p>
          </table:table-cell>
          <table:table-cell office:value-type="float" office:value="1.762039" calcext:value-type="float">
            <text:p>1,762039</text:p>
          </table:table-cell>
          <table:table-cell table:number-columns-repeated="3"/>
          <table:table-cell table:style-name="ce7"/>
          <table:table-cell office:value-type="float" office:value="10" calcext:value-type="float">
            <text:p>10</text:p>
          </table:table-cell>
          <table:table-cell table:style-name="ce2" office:value-type="float" office:value="0.005077" calcext:value-type="float">
            <text:p>0,005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635981" calcext:value-type="float">
            <text:p>0,635981</text:p>
          </table:table-cell>
          <table:table-cell office:value-type="float" office:value="0.59186" calcext:value-type="float">
            <text:p>0,59186</text:p>
          </table:table-cell>
          <table:table-cell office:value-type="float" office:value="0.935739" calcext:value-type="float">
            <text:p>0,935739</text:p>
          </table:table-cell>
          <table:table-cell office:value-type="float" office:value="3.203743" calcext:value-type="float">
            <text:p>3,203743</text:p>
          </table:table-cell>
          <table:table-cell table:number-columns-repeated="3"/>
          <table:table-cell table:style-name="ce7"/>
          <table:table-cell office:value-type="float" office:value="45" calcext:value-type="float">
            <text:p>45</text:p>
          </table:table-cell>
          <table:table-cell table:style-name="ce2" office:value-type="float" office:value="0.008083" calcext:value-type="float">
            <text:p>0,008</text:p>
          </table:table-cell>
          <table:table-cell table:number-columns-repeated="2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3.067068" calcext:value-type="float">
            <text:p>3,067068</text:p>
          </table:table-cell>
          <table:table-cell office:value-type="float" office:value="2.774372" calcext:value-type="float">
            <text:p>2,774372</text:p>
          </table:table-cell>
          <table:table-cell office:value-type="float" office:value="2.136791" calcext:value-type="float">
            <text:p>2,136791</text:p>
          </table:table-cell>
          <table:table-cell office:value-type="float" office:value="13.042847" calcext:value-type="float">
            <text:p>13,042847</text:p>
          </table:table-cell>
          <table:table-cell table:number-columns-repeated="3"/>
          <table:table-cell table:style-name="ce7"/>
          <table:table-cell office:value-type="float" office:value="100" calcext:value-type="float">
            <text:p>100</text:p>
          </table:table-cell>
          <table:table-cell table:style-name="ce2" office:value-type="float" office:value="0.006083" calcext:value-type="float">
            <text:p>0,006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.855085" calcext:value-type="float">
            <text:p>6,855085</text:p>
          </table:table-cell>
          <table:table-cell office:value-type="float" office:value="6.301316" calcext:value-type="float">
            <text:p>6,301316</text:p>
          </table:table-cell>
          <table:table-cell office:value-type="float" office:value="2.764591" calcext:value-type="float">
            <text:p>2,764591</text:p>
          </table:table-cell>
          <table:table-cell office:value-type="float" office:value="33.803718" calcext:value-type="float">
            <text:p>33,803718</text:p>
          </table:table-cell>
          <table:table-cell table:number-columns-repeated="3"/>
          <table:table-cell table:style-name="ce7"/>
          <table:table-cell office:value-type="float" office:value="450" calcext:value-type="float">
            <text:p>450</text:p>
          </table:table-cell>
          <table:table-cell table:style-name="ce2" office:value-type="float" office:value="0.024033" calcext:value-type="float">
            <text:p>0,024</text:p>
          </table:table-cell>
          <table:table-cell table:number-columns-repeated="2"/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32.44136" calcext:value-type="float">
            <text:p>32,44136</text:p>
          </table:table-cell>
          <table:table-cell office:value-type="float" office:value="30.048835" calcext:value-type="float">
            <text:p>30,048835</text:p>
          </table:table-cell>
          <table:table-cell office:value-type="float" office:value="7.527241" calcext:value-type="float">
            <text:p>7,527241</text:p>
          </table:table-cell>
          <table:table-cell office:value-type="float" office:value="134.608281" calcext:value-type="float">
            <text:p>134,608281</text:p>
          </table:table-cell>
          <table:table-cell table:number-columns-repeated="3"/>
          <table:table-cell table:style-name="ce7"/>
          <table:table-cell office:value-type="float" office:value="1000" calcext:value-type="float">
            <text:p>1.000</text:p>
          </table:table-cell>
          <table:table-cell table:style-name="ce2" office:value-type="float" office:value="0.053639" calcext:value-type="float">
            <text:p>0,054</text:p>
          </table:table-cell>
          <table:table-cell table:number-columns-repeated="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4.76105" calcext:value-type="float">
            <text:p>74,76105</text:p>
          </table:table-cell>
          <table:table-cell office:value-type="float" office:value="68.275014" calcext:value-type="float">
            <text:p>68,275014</text:p>
          </table:table-cell>
          <table:table-cell office:value-type="float" office:value="14.576175" calcext:value-type="float">
            <text:p>14,576175</text:p>
          </table:table-cell>
          <table:table-cell office:value-type="float" office:value="322.416377" calcext:value-type="float">
            <text:p>322,416377</text:p>
          </table:table-cell>
          <table:table-cell table:number-columns-repeated="3"/>
          <table:table-cell table:style-name="ce7"/>
          <table:table-cell office:value-type="float" office:value="4500" calcext:value-type="float">
            <text:p>4.500</text:p>
          </table:table-cell>
          <table:table-cell table:style-name="ce2" office:value-type="float" office:value="0.27511" calcext:value-type="float">
            <text:p>0,275</text:p>
          </table:table-cell>
          <table:table-cell table:number-columns-repeated="2"/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354.405025" calcext:value-type="float">
            <text:p>354,405025</text:p>
          </table:table-cell>
          <table:table-cell office:value-type="float" office:value="332.042214" calcext:value-type="float">
            <text:p>332,042214</text:p>
          </table:table-cell>
          <table:table-cell office:value-type="float" office:value="62.902795" calcext:value-type="float">
            <text:p>62,902795</text:p>
          </table:table-cell>
          <table:table-cell office:value-type="float" office:value="1498.327204" calcext:value-type="float">
            <text:p>1498,327204</text:p>
          </table:table-cell>
          <table:table-cell table:number-columns-repeated="4"/>
          <table:table-cell office:value-type="float" office:value="10000" calcext:value-type="float">
            <text:p>10.000</text:p>
          </table:table-cell>
          <table:table-cell table:style-name="ce2" office:value-type="float" office:value="0.635981" calcext:value-type="float">
            <text:p>0,636</text:p>
          </table:table-cell>
          <table:table-cell table:number-columns-repeated="2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804.11321" calcext:value-type="float">
            <text:p>804,11321</text:p>
          </table:table-cell>
          <table:table-cell office:value-type="float" office:value="749.78452" calcext:value-type="float">
            <text:p>749,78452</text:p>
          </table:table-cell>
          <table:table-cell office:value-type="float" office:value="142.320466" calcext:value-type="float">
            <text:p>142,320466</text:p>
          </table:table-cell>
          <table:table-cell office:value-type="float" office:value="3200.823325" calcext:value-type="float">
            <text:p>3200,823325</text:p>
          </table:table-cell>
          <table:table-cell table:number-columns-repeated="4"/>
          <table:table-cell office:value-type="float" office:value="45000" calcext:value-type="float">
            <text:p>45.000</text:p>
          </table:table-cell>
          <table:table-cell table:style-name="ce2" office:value-type="float" office:value="3.067068" calcext:value-type="float">
            <text:p>3,067</text:p>
          </table:table-cell>
          <table:table-cell table:number-columns-repeated="2"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3825.092966" calcext:value-type="float">
            <text:p>3825,092966</text:p>
          </table:table-cell>
          <table:table-cell office:value-type="float" office:value="3570.820358" calcext:value-type="float">
            <text:p>3570,820358</text:p>
          </table:table-cell>
          <table:table-cell office:value-type="float" office:value="678.702275" calcext:value-type="float">
            <text:p>678,702275</text:p>
          </table:table-cell>
          <table:table-cell office:value-type="float" office:value="15648.250731" calcext:value-type="float">
            <text:p>15648,250731</text:p>
          </table:table-cell>
          <table:table-cell table:number-columns-repeated="4"/>
          <table:table-cell office:value-type="float" office:value="100000" calcext:value-type="float">
            <text:p>100.000</text:p>
          </table:table-cell>
          <table:table-cell table:style-name="ce2" office:value-type="float" office:value="6.855085" calcext:value-type="float">
            <text:p>6,855</text:p>
          </table:table-cell>
          <table:table-cell table:number-columns-repeated="2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8534.542962" calcext:value-type="float">
            <text:p>8534,542962</text:p>
          </table:table-cell>
          <table:table-cell office:value-type="float" office:value="7889.013208" calcext:value-type="float">
            <text:p>7889,013208</text:p>
          </table:table-cell>
          <table:table-cell office:value-type="float" office:value="1535.20347" calcext:value-type="float">
            <text:p>1535,20347</text:p>
          </table:table-cell>
          <table:table-cell table:number-columns-repeated="5"/>
          <table:table-cell office:value-type="float" office:value="450000" calcext:value-type="float">
            <text:p>450.000</text:p>
          </table:table-cell>
          <table:table-cell table:style-name="ce2" office:value-type="float" office:value="32.44136" calcext:value-type="float">
            <text:p>32,441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1000000" calcext:value-type="float">
            <text:p>1.000.000</text:p>
          </table:table-cell>
          <table:table-cell table:style-name="ce2" office:value-type="float" office:value="74.76105" calcext:value-type="float">
            <text:p>74,761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4500000" calcext:value-type="float">
            <text:p>4.500.000</text:p>
          </table:table-cell>
          <table:table-cell table:style-name="ce2" office:value-type="float" office:value="354.405025" calcext:value-type="float">
            <text:p>354,40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10000000" calcext:value-type="float">
            <text:p>10.000.000</text:p>
          </table:table-cell>
          <table:table-cell table:style-name="ce2" office:value-type="float" office:value="804.11321" calcext:value-type="float">
            <text:p>804,11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45000000" calcext:value-type="float">
            <text:p>45.000.000</text:p>
          </table:table-cell>
          <table:table-cell table:style-name="ce2" office:value-type="float" office:value="3825.092966" calcext:value-type="float">
            <text:p>3.825,093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100000000" calcext:value-type="float">
            <text:p>100.000.000</text:p>
          </table:table-cell>
          <table:table-cell table:style-name="ce2" office:value-type="float" office:value="8534.542962" calcext:value-type="float">
            <text:p>8.534,543</text:p>
          </table:table-cell>
          <table:table-cell table:number-columns-repeated="2"/>
        </table:table-row>
        <table:table-row table:style-name="ro1" table:number-rows-repeated="6">
          <table:table-cell table:number-columns-repeated="9"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MSRS</text:p>
          </table:table-cell>
          <table:table-cell office:value-type="string" calcext:value-type="string">
            <text:p>MSIS</text:p>
          </table:table-cell>
          <table:table-cell office:value-type="string" calcext:value-type="string">
            <text:p>MSRP</text:p>
          </table:table-cell>
          <table:table-cell office:value-type="string" calcext:value-type="string">
            <text:p>MSIP</text:p>
          </table:table-cell>
          <table:table-cell table:number-columns-repeated="4"/>
          <table:table-cell table:style-name="ce6"/>
          <table:table-cell table:number-columns-repeated="3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27511" calcext:value-type="float">
            <text:p>0,27511</text:p>
          </table:table-cell>
          <table:table-cell office:value-type="float" office:value="0.246779" calcext:value-type="float">
            <text:p>0,246779</text:p>
          </table:table-cell>
          <table:table-cell office:value-type="float" office:value="0.529787" calcext:value-type="float">
            <text:p>0,529787</text:p>
          </table:table-cell>
          <table:table-cell office:value-type="float" office:value="1.762039" calcext:value-type="float">
            <text:p>1,762039</text:p>
          </table:table-cell>
          <table:table-cell table:number-columns-repeated="4"/>
          <table:table-cell table:style-name="ce6"/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635981" calcext:value-type="float">
            <text:p>0,635981</text:p>
          </table:table-cell>
          <table:table-cell office:value-type="float" office:value="0.59186" calcext:value-type="float">
            <text:p>0,59186</text:p>
          </table:table-cell>
          <table:table-cell office:value-type="float" office:value="0.935739" calcext:value-type="float">
            <text:p>0,935739</text:p>
          </table:table-cell>
          <table:table-cell office:value-type="float" office:value="3.203743" calcext:value-type="float">
            <text:p>3,203743</text:p>
          </table:table-cell>
          <table:table-cell table:number-columns-repeated="4"/>
          <table:table-cell table:style-name="ce6"/>
          <table:table-cell table:number-columns-repeated="3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3.067068" calcext:value-type="float">
            <text:p>3,067068</text:p>
          </table:table-cell>
          <table:table-cell office:value-type="float" office:value="2.774372" calcext:value-type="float">
            <text:p>2,774372</text:p>
          </table:table-cell>
          <table:table-cell office:value-type="float" office:value="2.136791" calcext:value-type="float">
            <text:p>2,136791</text:p>
          </table:table-cell>
          <table:table-cell office:value-type="float" office:value="13.042847" calcext:value-type="float">
            <text:p>13,042847</text:p>
          </table:table-cell>
          <table:table-cell table:number-columns-repeated="4"/>
          <table:table-cell table:style-name="ce6"/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6.855085" calcext:value-type="float">
            <text:p>6,855085</text:p>
          </table:table-cell>
          <table:table-cell office:value-type="float" office:value="6.301316" calcext:value-type="float">
            <text:p>6,301316</text:p>
          </table:table-cell>
          <table:table-cell office:value-type="float" office:value="2.764591" calcext:value-type="float">
            <text:p>2,764591</text:p>
          </table:table-cell>
          <table:table-cell office:value-type="float" office:value="33.803718" calcext:value-type="float">
            <text:p>33,803718</text:p>
          </table:table-cell>
          <table:table-cell table:number-columns-repeated="4"/>
          <table:table-cell table:style-name="ce6"/>
          <table:table-cell table:number-columns-repeated="3"/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32.44136" calcext:value-type="float">
            <text:p>32,44136</text:p>
          </table:table-cell>
          <table:table-cell office:value-type="float" office:value="30.048835" calcext:value-type="float">
            <text:p>30,048835</text:p>
          </table:table-cell>
          <table:table-cell office:value-type="float" office:value="7.527241" calcext:value-type="float">
            <text:p>7,527241</text:p>
          </table:table-cell>
          <table:table-cell office:value-type="float" office:value="134.608281" calcext:value-type="float">
            <text:p>134,608281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4.76105" calcext:value-type="float">
            <text:p>74,76105</text:p>
          </table:table-cell>
          <table:table-cell office:value-type="float" office:value="68.275014" calcext:value-type="float">
            <text:p>68,275014</text:p>
          </table:table-cell>
          <table:table-cell office:value-type="float" office:value="14.576175" calcext:value-type="float">
            <text:p>14,576175</text:p>
          </table:table-cell>
          <table:table-cell office:value-type="float" office:value="322.416377" calcext:value-type="float">
            <text:p>322,416377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354.405025" calcext:value-type="float">
            <text:p>354,405025</text:p>
          </table:table-cell>
          <table:table-cell office:value-type="float" office:value="332.042214" calcext:value-type="float">
            <text:p>332,042214</text:p>
          </table:table-cell>
          <table:table-cell office:value-type="float" office:value="62.902795" calcext:value-type="float">
            <text:p>62,902795</text:p>
          </table:table-cell>
          <table:table-cell office:value-type="float" office:value="1498.327204" calcext:value-type="float">
            <text:p>1498,327204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804.11321" calcext:value-type="float">
            <text:p>804,11321</text:p>
          </table:table-cell>
          <table:table-cell office:value-type="float" office:value="749.78452" calcext:value-type="float">
            <text:p>749,78452</text:p>
          </table:table-cell>
          <table:table-cell office:value-type="float" office:value="142.320466" calcext:value-type="float">
            <text:p>142,320466</text:p>
          </table:table-cell>
          <table:table-cell office:value-type="float" office:value="3200.823325" calcext:value-type="float">
            <text:p>3200,823325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3825.092966" calcext:value-type="float">
            <text:p>3825,092966</text:p>
          </table:table-cell>
          <table:table-cell office:value-type="float" office:value="3570.820358" calcext:value-type="float">
            <text:p>3570,820358</text:p>
          </table:table-cell>
          <table:table-cell office:value-type="float" office:value="678.702275" calcext:value-type="float">
            <text:p>678,702275</text:p>
          </table:table-cell>
          <table:table-cell office:value-type="float" office:value="15648.250731" calcext:value-type="float">
            <text:p>15648,250731</text:p>
          </table:table-cell>
          <table:table-cell/>
          <table:table-cell table:style-name="Default" table:number-columns-repeated="6"/>
          <table:table-cell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8534.542962" calcext:value-type="float">
            <text:p>8534,542962</text:p>
          </table:table-cell>
          <table:table-cell office:value-type="float" office:value="7889.013208" calcext:value-type="float">
            <text:p>7889,013208</text:p>
          </table:table-cell>
          <table:table-cell office:value-type="float" office:value="1535.20347" calcext:value-type="float">
            <text:p>1535,20347</text:p>
          </table:table-cell>
          <table:table-cell table:number-columns-repeated="2"/>
          <table:table-cell table:style-name="Default"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4">
      <number:number number:decimal-places="15" number:min-decimal-places="15" number:min-integer-digits="1"/>
    </number:number-style>
    <number:number-style style:name="N115">
      <number:number number:decimal-places="16" number:min-decimal-places="16" number:min-integer-digits="1"/>
    </number:number-style>
    <number:number-style style:name="N116">
      <number:number number:decimal-places="17" number:min-decimal-places="17" number:min-integer-digits="1"/>
    </number:number-style>
    <number:number-style style:name="N117">
      <number:number number:decimal-places="18" number:min-decimal-places="18" number:min-integer-digits="1"/>
    </number:number-style>
    <number:number-style style:name="N118">
      <number:number number:decimal-places="19" number:min-decimal-places="19" number:min-integer-digits="1"/>
    </number:number-style>
    <number:number-style style:name="N119">
      <number:number number:decimal-places="20" number:min-decimal-places="20" number:min-integer-digits="1"/>
    </number:number-style>
    <number:number-style style:name="N120">
      <number:number number:decimal-places="3" number:min-decimal-places="3" number:min-integer-digits="1" number:grouping="true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4">
      <number:number number:decimal-places="10" number:min-decimal-places="10" number:min-integer-digits="1"/>
    </number:number-style>
    <number:percentage-style style:name="N125">
      <number:number number:decimal-places="1" number:min-decimal-places="1" number:min-integer-digits="1"/>
      <number:text> %</number:text>
    </number:percentage-style>
    <number:percentage-style style:name="N126">
      <number:number number:decimal-places="3" number:min-decimal-places="3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/00/0000</text:date>, <text:time style:data-style-name="N2" text:time-value="11:34:21.80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1T23:45:28.330000000</meta:creation-date>
    <dc:date>2025-01-26T20:04:45.365000000</dc:date>
    <meta:editing-duration>PT3H40M9S</meta:editing-duration>
    <meta:editing-cycles>4</meta:editing-cycles>
    <meta:generator>LibreOffice/24.2.0.3$Windows_X86_64 LibreOffice_project/da48488a73ddd66ea24cf16bbc4f7b9c08e9bea1</meta:generator>
    <meta:document-statistic meta:table-count="1" meta:cell-count="316" meta:object-count="0"/>
  </office:meta>
</office:document-meta>
</file>